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新細明體" style:font-family-asian="新細明體" style:font-family-complex="新細明體" fo:background-color="transparent" fo:color="#0000ff"/>
    </style:style>
    <style:style style:name="T2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youtu.be/aBPwWgr0A84"><text:span text:style-name="T1">https://youtu.be/aBPwWgr0A84</text:span></text:a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